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0ed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0ed5" officeooo:paragraph-rsid="00020ed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c213" officeooo:paragraph-rsid="0003c213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c1ce" officeooo:paragraph-rsid="0005c1ce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20ed5" officeooo:paragraph-rsid="00020ed5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officeooo:rsid="0003c213" officeooo:paragraph-rsid="0003c213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none" officeooo:rsid="0003c213" officeooo:paragraph-rsid="0003c213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 officeooo:rsid="000464b6" officeooo:paragraph-rsid="000464b6"/>
    </style:style>
    <style:style style:name="P9" style:family="paragraph" style:parent-style-name="Standard" style:list-style-name="L4">
      <style:paragraph-properties fo:text-align="start" style:justify-single-word="false"/>
      <style:text-properties style:text-underline-style="none" officeooo:rsid="0005c1ce" officeooo:paragraph-rsid="0005c1ce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5c1ce" officeooo:paragraph-rsid="0005c1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3c213" officeooo:paragraph-rsid="0003c21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5c1ce" officeooo:paragraph-rsid="0005c1c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6d48d" officeooo:paragraph-rsid="0006d48d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20ed5" officeooo:paragraph-rsid="00020ed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c1ce" officeooo:paragraph-rsid="0005c1ce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Algorithm</text:p>
      <text:list xml:id="list2706388635" text:style-name="L1">
        <text:list-item>
          <text:p text:style-name="P14">Choose minimum inner-outer edge</text:p>
        </text:list-item>
        <text:list-item>
          <text:p text:style-name="P14">Choose edge of inner vertices w\ regions containing outer vertices</text:p>
        </text:list-item>
        <text:list-item>
          <text:p text:style-name="P14">Repeatable</text:p>
          <text:list>
            <text:list-item>
              <text:p text:style-name="P14">Choose edge of smallest weight adjacent to tree and does not form cycle</text:p>
            </text:list-item>
            <text:list-item>
              <text:p text:style-name="P14">If multiple, then choose closest to root</text:p>
            </text:list-item>
            <text:list-item>
              <text:p text:style-name="P14">Add every edge of region to the tree</text:p>
              <text:list>
                <text:list-item>
                  <text:p text:style-name="P14">Remove up to 2 edges with cycle sub-process</text:p>
                  <text:list>
                    <text:list-item>
                      <text:p text:style-name="P14">If arbitrary choice, then return tree to state before adding every edge</text:p>
                    </text:list-item>
                  </text:list>
                </text:list-item>
                <text:list-item>
                  <text:p text:style-name="P14">Note: Vertex closest to root must be included in tree</text:p>
                </text:list-item>
                <text:list-item>
                  <text:p text:style-name="P14">Note: If multiple vertices closest to root, choose arbitrarily</text:p>
                </text:list-item>
              </text:list>
            </text:list-item>
          </text:list>
        </text:list-item>
        <text:list-item>
          <text:p text:style-name="P14">Leaves contained in a region w\ only 1 vertex contained in tree mark as permanent</text:p>
        </text:list-item>
        <text:list-item>
          <text:p text:style-name="P14">Mark path from lea(f|ves) to root as permanent</text:p>
        </text:list-item>
        <text:list-item>
          <text:p text:style-name="P14">Leaves contained in regions w\ 2+ vertices are undecided</text:p>
        </text:list-item>
        <text:list-item>
          <text:p text:style-name="P14">Vertices of degree 2 and not marked permanent covering a region unique to sub-graph from permanent path to undecided leaf are permanent</text:p>
        </text:list-item>
        <text:list-item>
          <text:p text:style-name="P14">Perform the sub-process for pruning tree</text:p>
        </text:list-item>
      </text:list>
      <text:p text:style-name="P5"/>
      <text:p text:style-name="P10">Restraints: </text:p>
      <text:p text:style-name="P15">Besides inner-outer edge, all edges used are of inner edges.</text:p>
      <text:p text:style-name="P15">Every minimum inner-outer edge must undergo the algorithm.</text:p>
      <text:p text:style-name="P10">Important Points:</text:p>
      <text:p text:style-name="P13">The calculation of one starting point can overlap another giving the potential to shortcut the process.</text:p>
      <text:p text:style-name="P13"/>
      <text:p text:style-name="P3">Sub-Process 1 (Edge Removal)</text:p>
      <text:list xml:id="list1615376730" text:style-name="L3">
        <text:list-item>
          <text:p text:style-name="P7">Note: Sub-Procedure 2 and 1 from Overleaf</text:p>
        </text:list-item>
        <text:list-item>
          <text:p text:style-name="P8">Note: Disconnection of the tree has to be reconsidered (may not be needed)</text:p>
        </text:list-item>
      </text:list>
      <text:p text:style-name="P5"/>
      <text:p text:style-name="P2">Sub-Process 2 (Pruning)</text:p>
      <text:list xml:id="list3418732572" text:style-name="L2">
        <text:list-item>
          <text:p text:style-name="P6">For every leaf of the tree</text:p>
          <text:list>
            <text:list-item>
              <text:p text:style-name="P6">If leaf contained in a region containing 1+ vertices of permanent path, remove from tree</text:p>
            </text:list-item>
          </text:list>
        </text:list-item>
        <text:list-item>
          <text:p text:style-name="P6">Group undecided vertices by region shared</text:p>
        </text:list-item>
        <text:list-item>
          <text:p text:style-name="P6">Select a vertex from each group</text:p>
        </text:list-item>
        <text:list-item>
          <text:p text:style-name="P6">Proceed to check every possibility for minimum weight</text:p>
        </text:list-item>
      </text:list>
      <text:p text:style-name="P11"/>
      <text:p text:style-name="P10">Important Points:</text:p>
      <text:p text:style-name="P12">For every region r there exists v vertices. Therefore, the number of possibilities equals each r’s v multiplied. (Believe there is a better way to formulate this, I am not sure how.</text:p>
      <text:p text:style-name="P3"/>
      <text:p text:style-name="P4">Sub-Process 3 (Outside Test Case)</text:p>
      <text:list xml:id="list1647425863" text:style-name="L4">
        <text:list-item>
          <text:p text:style-name="P9">For every vertex of the tree</text:p>
          <text:list>
            <text:list-item>
              <text:p text:style-name="P9">Does there exist a path using outer edges to any other vertex?</text:p>
            </text:list-item>
            <text:list-item>
              <text:p text:style-name="P9">If there does exist a path, then add to tree. Otherwise, continue.</text:p>
            </text:list-item>
            <text:list-item>
              <text:p text:style-name="P9">Remove vertex from calculations</text:p>
            </text:list-item>
          </text:list>
        </text:list-item>
      </text:list>
      <text:p text:style-name="P10"/>
      <text:p text:style-name="P10">Important Points:</text:p>
      <text:p text:style-name="P12">For every vertex, the worst case is a connection to every other vertex in the tree. Therefore, the number of possibilities is n! where n is the number of vertices in the tree. (Same concern with sub-process to for formalization of the time complexit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8:31:00.459000000</meta:creation-date>
    <dc:date>2019-09-13T09:10:27.479000000</dc:date>
    <meta:editing-duration>PT2M31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9" meta:word-count="394" meta:character-count="2255" meta:non-whitespace-character-count="1925"/>
  </office:meta>
</office:document-meta>
</file>